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bottom="0.4166in" fo:line-height="100%" fo:background-color="#FFFFFF"/>
      <style:text-properties style:font-name="Arial" style:font-name-asian="Times New Roman" style:font-name-complex="Arial" fo:font-weight="bold" style:font-weight-asian="bold" style:font-weight-complex="bold" fo:text-transform="uppercase" fo:color="#000000" style:letter-kerning="true" fo:font-size="30pt" style:font-size-asian="30pt" style:font-size-complex="30pt" style:language-asian="de" style:country-asian="DE"/>
    </style:style>
    <style:style style:name="P2" style:parent-style-name="Standard" style:family="paragraph">
      <style:paragraph-properties fo:line-height="100%" fo:background-color="#FFFFFF"/>
    </style:style>
    <style:style style:name="T3" style:parent-style-name="Absatz-Standardschriftart" style:family="text">
      <style:text-properties style:font-name="Arial" style:font-name-asian="Times New Roman" style:font-name-complex="Arial" fo:font-weight="bold" style:font-weight-asian="bold" style:font-weight-complex="bold" fo:color="#70AD47" fo:font-size="12pt" style:font-size-asian="12pt" style:font-size-complex="12pt" style:text-underline-type="single" style:text-underline-style="solid" style:text-underline-width="auto" style:text-underline-mode="continuous" style:language-asian="de" style:country-asian="DE"/>
    </style:style>
    <style:style style:name="T4" style:parent-style-name="Absatz-Standardschriftart" style:family="text">
      <style:text-properties style:font-name="Arial" style:font-name-asian="Times New Roman" style:font-name-complex="Arial" fo:color="#70AD47" fo:font-size="12pt" style:font-size-asian="12pt" style:font-size-complex="12pt" style:language-asian="de" style:country-asian="DE"/>
    </style:style>
    <style:style style:name="P5" style:parent-style-name="Listenabsatz" style:family="paragraph">
      <style:paragraph-properties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6" style:parent-style-name="Listenabsatz" style:family="paragraph">
      <style:paragraph-properties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7" style:parent-style-name="Listenabsatz" style:family="paragraph">
      <style:paragraph-properties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8" style:parent-style-name="Listenabsatz" style:family="paragraph">
      <style:paragraph-properties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9" style:parent-style-name="Listenabsatz" style:family="paragraph">
      <style:paragraph-properties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10" style:parent-style-name="Listenabsatz" style:family="paragraph">
      <style:paragraph-properties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11" style:parent-style-name="Listenabsatz" style:family="paragraph">
      <style:paragraph-properties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12" style:parent-style-name="Listenabsatz" style:family="paragraph">
      <style:paragraph-properties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13" style:parent-style-name="Listenabsatz" style:family="paragraph">
      <style:paragraph-properties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14" style:parent-style-name="Listenabsatz" style:family="paragraph">
      <style:paragraph-properties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15" style:parent-style-name="Standard" style:family="paragraph">
      <style:paragraph-properties fo:margin-bottom="0in" fo:line-height="100%" fo:background-color="#FFFFFF"/>
      <style:text-properties style:font-name="Arial" style:font-name-asian="Times New Roman" style:font-name-complex="Arial" fo:font-weight="bold" style:font-weight-asian="bold" style:font-weight-complex="bold" fo:color="#000000" fo:font-size="12pt" style:font-size-asian="12pt" style:font-size-complex="12pt" style:language-asian="de" style:country-asian="DE"/>
    </style:style>
    <style:style style:name="P16" style:parent-style-name="Standard" style:family="paragraph">
      <style:paragraph-properties fo:margin-bottom="0in" fo:line-height="100%" fo:background-color="#FFFFFF"/>
      <style:text-properties style:font-name="Arial" style:font-name-asian="Times New Roman" style:font-name-complex="Arial" fo:font-weight="bold" style:font-weight-asian="bold" style:font-weight-complex="bold" fo:color="#70AD47" fo:font-size="12pt" style:font-size-asian="12pt" style:font-size-complex="12pt" style:text-underline-type="single" style:text-underline-style="solid" style:text-underline-width="auto" style:text-underline-mode="continuous" style:language-asian="de" style:country-asian="DE"/>
    </style:style>
    <style:style style:name="P17" style:parent-style-name="Standard" style:family="paragraph">
      <style:paragraph-properties fo:margin-bottom="0in" fo:line-height="100%" fo:background-color="#FFFFFF"/>
    </style:style>
    <style:style style:name="T18" style:parent-style-name="Absatz-Standardschriftart" style:family="text">
      <style:text-properties style:font-name="Arial" style:font-name-asian="Times New Roman" style:font-name-complex="Arial" fo:font-size="12pt" style:font-size-asian="12pt" style:font-size-complex="12pt" style:language-asian="de" style:country-asian="DE"/>
    </style:style>
    <style:style style:name="T19"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20"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21" style:parent-style-name="Absatz-Standardschriftart" style:family="text">
      <style:text-properties style:font-name="Arial" style:font-name-asian="Times New Roman" style:font-name-complex="Arial" fo:font-size="12pt" style:font-size-asian="12pt" style:font-size-complex="12pt" style:language-asian="de" style:country-asian="DE"/>
    </style:style>
    <style:style style:name="P22" style:parent-style-name="Standard"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23" style:parent-style-name="Standard"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24" style:parent-style-name="Standard"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25" style:parent-style-name="Standard"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26" style:parent-style-name="Standard"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27" style:parent-style-name="Standard"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28" style:parent-style-name="Standard"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29" style:parent-style-name="Standard"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de" style:country-asian="DE"/>
    </style:style>
  </office:automatic-styles>
  <office:body>
    <office:text text:use-soft-page-breaks="true">
      <text:h text:style-name="P1" text:outline-level="1">BEEF WELLINGTON Á LA HOFFINGER</text:h>
      <text:p text:style-name="P2"><text:span text:style-name="T3">Zutaten:</text:span><text:span text:style-name="T4"> </text:span></text:p>
      <text:list text:style-name="LFO1" text:continue-numbering="true">
        <text:list-item>
          <text:p text:style-name="P5">2 Stück Rindsteak<text:s/>aus artgerechter Tierhaltung/Bio</text:p>
        </text:list-item>
        <text:list-item>
          <text:p text:style-name="P6">frischer Spinat</text:p>
        </text:list-item>
        <text:list-item>
          <text:p text:style-name="P7">Zwiebel</text:p>
        </text:list-item>
        <text:list-item>
          <text:p text:style-name="P8">Ei</text:p>
        </text:list-item>
        <text:list-item>
          <text:p text:style-name="P9">Packung Thai Spargel</text:p>
        </text:list-item>
        <text:list-item>
          <text:p text:style-name="P10">Box Champignons</text:p>
        </text:list-item>
        <text:list-item>
          <text:p text:style-name="P11">3 Knoblauchzehen</text:p>
        </text:list-item>
        <text:list-item>
          <text:p text:style-name="P12">Packung Blätterteig</text:p>
        </text:list-item>
        <text:list-item>
          <text:p text:style-name="P13">Bund Petersilie</text:p>
        </text:list-item>
        <text:list-item>
          <text:p text:style-name="P14">Weißwein</text:p>
        </text:list-item>
      </text:list>
      <text:p text:style-name="P15"/>
      <text:p text:style-name="P16">Zubereitung:</text:p>
      <text:p text:style-name="P17"><text:span text:style-name="T18">Zuerst schneidest du bei den</text:span><text:span text:style-name="T19"><text:s/></text:span><text:span text:style-name="T20">Champignons</text:span><text:span text:style-name="T21"><text:s/>den Stiel ab und schneidest sie dann in Scheiben. Nun OHNE Öl in der Pfanne trocken rösten. Mal sehen ob die sich immer noch wie Champions fühlen : )<text:s/></text:span></text:p>
      <text:p text:style-name="P22">Die Steaks salzen, pfeffern und in einer zweiten Pfanne scharf anbraten.<text:s/></text:p>
      <text:p text:style-name="P23">2 - 3 Knoblauchzehen einfach ein wenig zerdrücken und dazu schmeißen.</text:p>
      <text:p text:style-name="P24">Als nächstes die Zwiebeln klein und würfelig schneiden und mit Öl zu den Champignons werfen. Sobald die Steaks auf beiden Seiten gut braun sind nimmst du sie elegant aus der Pfanne um deine Freundin zu beeindrucken und lässt sie dann auskühlen. Im nächsten Schritt Spinat in Salzwasser blanchieren oder wie mein Onkel Karl sagen würde überbrühen oder auch mit kochend heißem Wasser übergießen und ziehen lassen. Als nächstes den Blätterteig am Tisch ausbreiten<text:s/>und mit Pilzen Spinat und einem Steak belegen in dieser Reihenfolge dann wie der Arbeiter an der Fleischtheke in den Teig einwickeln bzw. verschließen. Das Ei gut durchrühren oder auch verquirlen in der „Fachsprache für Köche“. Nun Backrohr auf 220 Grad Heißluft vorheizen und für ca. 13 backen lassen, dann natürlich rausnehmen und rasten lassen. Anschließend die Enden des Spargels abschneiden und in der Pfanne mit Butter brutzeln. Ein bisschen Weißwein und Salz dazu und Fertig. Teller auf den Tisch, Spargel<text:s/>drauf, Steak drauf und essen!!!!</text:p>
      <text:p text:style-name="P25">Guten Appetit!!!!!!<text:s/></text:p>
      <text:p text:style-name="P26"/>
      <text:p text:style-name="P27"/>
      <text:p text:style-name="P28"/>
      <text:p text:style-name="P29"/>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D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fo:font-size="12pt" style:font-size-asian="12pt" style:font-size-complex="12pt" style:language-asian="de" style:country-asian="DE" fo:hyphenate="false"/>
    </style:style>
    <style:style style:name="Fett" style:display-name="Fett" style:family="text" style:parent-style-name="Absatz-Standardschriftart">
      <style:text-properties fo:font-weight="bold" style:font-weight-asian="bold" style:font-weight-complex="bold"/>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stojic Stefan</meta:initial-creator>
    <dc:creator>sistocker</dc:creator>
    <meta:creation-date>2018-02-22T12:42:00Z</meta:creation-date>
    <dc:date>2019-11-19T17:31:00Z</dc:date>
    <meta:template xlink:href="Normal" xlink:type="simple"/>
    <meta:editing-cycles>6</meta:editing-cycles>
    <meta:editing-duration>PT0S</meta:editing-duration>
    <meta:document-statistic meta:page-count="1" meta:paragraph-count="3" meta:word-count="219" meta:character-count="1598" meta:row-count="11" meta:non-whitespace-character-count="1382"/>
  </office:meta>
</office:document-meta>
</file>